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013c" officeooo:paragraph-rsid="0007013c"/>
    </style:style>
    <style:style style:name="P2" style:family="paragraph" style:parent-style-name="Standard">
      <style:text-properties officeooo:rsid="000773a7" officeooo:paragraph-rsid="000773a7"/>
    </style:style>
    <style:style style:name="P3" style:family="paragraph" style:parent-style-name="Standard">
      <style:text-properties officeooo:rsid="0007dcb9" officeooo:paragraph-rsid="0007dcb9"/>
    </style:style>
    <style:style style:name="P4" style:family="paragraph" style:parent-style-name="Standard">
      <style:text-properties officeooo:rsid="0007dcb9" officeooo:paragraph-rsid="0007dcb9"/>
    </style:style>
    <style:style style:name="T1" style:family="text">
      <style:text-properties officeooo:rsid="000773a7"/>
    </style:style>
    <style:style style:name="T2" style:family="text">
      <style:text-properties officeooo:rsid="0008207d"/>
    </style:style>
    <style:style style:name="T3" style:family="text">
      <style:text-properties officeooo:rsid="000bb2fc"/>
    </style:style>
    <style:style style:name="T4" style:family="text">
      <style:text-properties officeooo:rsid="000ea56f"/>
    </style:style>
    <style:style style:name="T5" style:family="text">
      <style:text-properties officeooo:rsid="000edc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ke Crane</text:p>
      <text:p text:style-name="P1"/>
      <text:p text:style-name="P2">For this project I used Linux 17.1 Cinnamon 32-bit. <text:span text:style-name="T3">I chose this distribution of Linux because it seemed to work best in VirtualBox.</text:span></text:p>
      <text:p text:style-name="P1"/>
      <text:p text:style-name="P1">The first thing that I did to allow buffer overflow exploit<text:span text:style-name="T1">s</text:span> was disable <text:span text:style-name="T1">address space randomization.</text:span></text:p>
      <text:p text:style-name="P1"/>
      <text:p text:style-name="P2">I accomplished this by using the following command: <text:s/><text:span text:style-name="T4">s</text:span>udo sysctl -w kernel.randomize_va_space=0</text:p>
      <text:p text:style-name="P2"/>
      <text:p text:style-name="P2">The second thing I did to allow buffer overflow exploits was install zsh.</text:p>
      <text:p text:style-name="P3">I <text:span text:style-name="T5">accomplished</text:span> this by using the following command: sudo apt-get install zsh</text:p>
      <text:p text:style-name="P3"/>
      <text:p text:style-name="P3">The next thing I did was remove the symbolic link located <text:span text:style-name="T2">at /bin/sh and replace it with a link that pointed to /bin/zsh. I did this because the shellcode that was provided to me executes /bin/sh and is not compatible with the default bash shell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e </meta:initial-creator>
    <meta:creation-date>2015-04-07T12:20:28.864504977</meta:creation-date>
    <dc:date>2015-04-13T16:15:41.914890851</dc:date>
    <dc:creator>Jake </dc:creator>
    <meta:editing-duration>PT21M22S</meta:editing-duration>
    <meta:editing-cycles>11</meta:editing-cycles>
    <meta:generator>LibreOffice/4.2.6.3$Linux_x86 LibreOffice_project/420m0$Build-3</meta:generator>
    <meta:document-statistic meta:table-count="0" meta:image-count="0" meta:object-count="0" meta:page-count="1" meta:paragraph-count="7" meta:word-count="123" meta:character-count="733" meta:non-whitespace-character-count="616"/>
  </office:meta>
</office:document-meta>
</file>